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d58" officeooo:paragraph-rsid="000c8d5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 prosince, začátek 18:45</text:p>
      <text:section text:style-name="Sect1" text:name="magicdomid3">
        <text:p text:style-name="Standard"/>
        <text:p text:style-name="Standard">přítomni: Hrůzová, Ferjenčík, Kučera, Profant, Zábranský, Fořtík</text:p>
      </text:section>
      <text:section text:style-name="Sect1" text:name="magicdomid4">
        <text:p text:style-name="Standard"/>
      </text:section>
      <text:section text:style-name="Sect1" text:name="magicdomid5">
        <text:p text:style-name="Standard">program:</text:p>
      </text:section>
      <text:section text:style-name="Sect1" text:name="magicdomid130">
        <text:p text:style-name="Standard">1) Seznámení komise s plněním úkolů dobrovolníky (Honza Loužek vám právě nasdílel splněné úkoly účastníků, kteří udělali vše, jsou tři). <text:line-break/></text:p>
      </text:section>
      <text:section text:style-name="Sect1" text:name="magicdomid8">
        <text:p text:style-name="Standard">2) Formální vyřazení všech uchazečů, kteří nesplnili všechny úkoly<text:line-break/></text:p>
      </text:section>
      <text:section text:style-name="Sect1" text:name="magicdomid10">
        <text:p text:style-name="Standard">3) Domluvení se na způsobu ohodnocení životopisů a splněných úkolů<text:line-break/></text:p>
      </text:section>
      <text:section text:style-name="Sect1" text:name="magicdomid12">
        <text:p text:style-name="Standard">4) Domluvení termínů pohovorů<text:line-break/></text:p>
      </text:section>
      <text:section text:style-name="Sect1" text:name="magicdomid14">
        <text:p text:style-name="Standard">5) Domluvení postupu na pohovorech<text:line-break/></text:p>
      </text:section>
      <text:section text:style-name="Sect1" text:name="magicdomid16">
        <text:p text:style-name="Standard">----------------------<text:line-break/></text:p>
      </text:section>
      <text:section text:style-name="Sect1" text:name="magicdomid18">
        <text:p text:style-name="Standard">2) Úkoly splnili pouze 3 uchazeči: Krausová, Vincourová, Thielová. Ostatním pošleme e-mail, že děkujeme za účast.</text:p>
      </text:section>
      <text:section text:style-name="Sect1" text:name="magicdomid19">
        <text:p text:style-name="Standard"/>
      </text:section>
      <text:section text:style-name="Sect1" text:name="magicdomid20">
        <text:p text:style-name="Standard">3) úkoly jsou za 25 bodů (1. max 8, 2. max 9, 3. max 8)</text:p>
      </text:section>
      <text:section text:style-name="Sect1" text:name="magicdomid217">
        <text:p text:style-name="Standard">- členové komise do pátku zhodnotí úkoly (hodnocení úkolu 2 kdyžtak dodělat na pohovoru), poznámky co je špatně, co naopak dobře, komise se shodla, že výsledné hodnocení uchazečů bude průměr všech hodnotitelů. </text:p>
      </text:section>
      <text:section text:style-name="Sect1" text:name="magicdomid219">
        <text:p text:style-name="Standard"/>
      </text:section>
      <text:section text:style-name="Sect1" text:name="magicdomid246">
        <text:p text:style-name="Standard">4) Pohovory proběhnou 8. 12. </text:p>
      </text:section>
      <text:section text:style-name="Sect1" text:name="magicdomid248">
        <text:p text:style-name="Standard"/>
      </text:section>
      <text:section text:style-name="Sect1" text:name="magicdomid283">
        <text:p text:style-name="Standard">5) Domluvíme přes pad, případně na místě</text:p>
      </text:section>
      <text:section text:style-name="Sect1" text:name="magicdomid22">
        <text:p text:style-name="Standard"/>
        <text:p text:style-name="P1">Konec: 19:45</text:p>
        <text:p text:style-name="Standard"/>
      </text:section>
      <text:section text:style-name="Sect1" text:name="magicdomid327">
        <text:p text:style-name="Standard">Zapsal Adam Zábranský, doplnil Mikuláš Ferjenčík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02:34:10.334425046</meta:creation-date>
    <dc:date>2015-12-11T02:39:54.797490414</dc:date>
    <meta:editing-duration>PT13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16" meta:word-count="144" meta:character-count="965" meta:non-whitespace-character-count="828"/>
  </office:meta>
</office:document-meta>
</file>